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rk Randles</text:p>
      <text:p text:style-name="P1">2010-02-16</text:p>
      <text:p text:style-name="P1"/>
      <text:p text:style-name="P4">Shneiderman Reading – Talking Points &amp; Annotated Bibliography</text:p>
      <text:p text:style-name="P2"/>
      <text:p text:style-name="P3">Talking Points</text:p>
      <text:p text:style-name="P3"/>
      <text:p text:style-name="P5">This paper will be 10 years old. <text:s/>Does the message of this paper still ring true? <text:s/>Has any technology made up for perceived problems in this paper? <text:s/>Has new technology presented any new challenges to universal usability?</text:p>
      <text:p text:style-name="P5"/>
      <text:p text:style-name="P5">The idea of universal usability is noble but ultimately flawed. <text:s/>There will always be a segment of the population that will reject technology because it offers them nothing. <text:s/>Should we still try to cater to these people?</text:p>
      <text:p text:style-name="P3"/>
      <text:p text:style-name="P5">One strategy to writing universal usable software is the idea of fail graceful. <text:s/>If your software fails gracefully then you don't strictly have to worry about the capabilities of the system until the software can no longer fail gracefully.</text:p>
      <text:p text:style-name="P3"/>
      <text:p text:style-name="P3">Annotated Bibliography</text:p>
      <text:p text:style-name="P3"/>
      <text:p text:style-name="P3"><text:span text:style-name="Strong_20_Emphasis"><text:span text:style-name="T1">Laux, L.F., McNally, P.R., Paciello, M.G., Vanderheiden, G.C. Designing the World Wide Web for people with disabilities: A user centered design approach. <text:s/>In P</text:span></text:span><text:span text:style-name="Strong_20_Emphasis"><text:span text:style-name="T3">roceedings of the Assets '96 Conference on Assistive Technologies</text:span></text:span><text:span text:style-name="Strong_20_Emphasis"><text:span text:style-name="T5">, ACM, NY, (1996), 94-101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2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16T12:19:18</meta:creation-date>
    <dc:date>2010-02-16T13:17:20</dc:date>
    <meta:editing-duration>PT00H42M51S</meta:editing-duration>
    <meta:editing-cycles>4</meta:editing-cycles>
    <meta:generator>OpenOffice.org/3.1$Unix OpenOffice.org_project/310m19$Build-9420</meta:generator>
    <meta:document-statistic meta:table-count="0" meta:image-count="0" meta:object-count="0" meta:page-count="1" meta:paragraph-count="9" meta:word-count="164" meta:character-count="1048"/>
  </office:meta>
</office:document-meta>
</file>